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F000000126719732A237D8E1A.png" manifest:media-type="image/png"/>
  <manifest:file-entry manifest:full-path="Pictures/10000000000000620000002CF186C4E7CF76C4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4pt" fo:language="ru" fo:country="RU" officeooo:rsid="0017e506" officeooo:paragraph-rsid="00016f52" style:font-size-asian="12.25pt" style:font-size-complex="14pt"/>
    </style:style>
    <style:style style:name="P8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016f52" officeooo:paragraph-rsid="00016f52"/>
    </style:style>
    <style:style style:name="P9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0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fo:language="en" fo:country="US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016f52"/>
    </style:style>
    <style:style style:name="P16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18" style:family="paragraph" style:parent-style-name="Text_20_body">
      <style:paragraph-properties fo:margin-top="0cm" fo:margin-bottom="0cm" loext:contextual-spacing="false"/>
      <style:text-properties fo:language="ru" fo:country="RU" officeooo:rsid="00016f52"/>
    </style:style>
    <style:style style:name="P19" style:family="paragraph" style:parent-style-name="Text_20_body">
      <style:paragraph-properties fo:margin-top="0cm" fo:margin-bottom="0cm" loext:contextual-spacing="false"/>
      <style:text-properties fo:language="ru" fo:country="RU" officeooo:rsid="00016f52" officeooo:paragraph-rsid="00016f52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33c5f" officeooo:paragraph-rsid="00033c5f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16f52" officeooo:paragraph-rsid="00016f52"/>
    </style:style>
    <style:style style:name="P24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background-color="#eeeeee"/>
      <style:text-properties fo:font-size="9pt" fo:language="ru" fo:country="RU" officeooo:rsid="00033c5f" officeooo:paragraph-rsid="00033c5f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16f52" style:font-size-asian="11.3500003814697pt" style:font-size-complex="13pt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033c5f" officeooo:paragraph-rsid="00033c5f"/>
    </style:style>
    <style:style style:name="P27" style:family="paragraph" style:parent-style-name="Text_20_body">
      <style:paragraph-properties fo:margin-top="0cm" fo:margin-bottom="0.356cm" loext:contextual-spacing="false"/>
    </style:style>
    <style:style style:name="T1" style:family="text">
      <style:text-properties fo:font-size="24pt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6f52"/>
    </style:style>
    <style:style style:name="T4" style:family="text">
      <style:text-properties fo:language="ru" fo:country="RU" officeooo:rsid="0002dfe6"/>
    </style:style>
    <style:style style:name="T5" style:family="text">
      <style:text-properties fo:language="ru" fo:country="RU" officeooo:rsid="00033c5f"/>
    </style:style>
    <style:style style:name="T6" style:family="text">
      <style:text-properties fo:font-size="16pt"/>
    </style:style>
    <style:style style:name="T7" style:family="text">
      <style:text-properties fo:font-size="16pt" fo:language="ru" fo:country="RU"/>
    </style:style>
    <style:style style:name="T8" style:family="text">
      <style:text-properties style:text-position="33% 80%"/>
    </style:style>
    <style:style style:name="T9" style:family="text">
      <style:text-properties style:text-position="33% 80%" fo:language="ru" fo:country="RU"/>
    </style:style>
    <style:style style:name="T10" style:family="text">
      <style:text-properties fo:color="#a31515"/>
    </style:style>
    <style:style style:name="T11" style:family="text">
      <style:text-properties fo:font-size="20pt"/>
    </style:style>
    <style:style style:name="T12" style:family="text">
      <style:text-properties fo:font-size="20pt" fo:language="ru" fo:country="RU"/>
    </style:style>
    <style:style style:name="T13" style:family="text">
      <style:text-properties officeooo:rsid="00016f52"/>
    </style:style>
    <style:style style:name="T14" style:family="text">
      <style:text-properties officeooo:rsid="000ef188"/>
    </style:style>
    <style:style style:name="T15" style:family="text">
      <style:text-properties officeooo:rsid="000dcaa8"/>
    </style:style>
    <style:style style:name="T16" style:family="text">
      <style:text-properties officeooo:rsid="002219cf"/>
    </style:style>
    <style:style style:name="T17" style:family="text">
      <style:text-properties officeooo:rsid="00139cc6"/>
    </style:style>
    <style:style style:name="T18" style:family="text">
      <style:text-properties officeooo:rsid="00189bc1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189bc1"/>
    </style:style>
    <style:style style:name="T21" style:family="text">
      <style:text-properties style:text-position="super 58%" officeooo:rsid="00016f52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189bc1"/>
    </style:style>
    <style:style style:name="T24" style:family="text">
      <style:text-properties style:text-position="0% 100%" officeooo:rsid="00016f52"/>
    </style:style>
    <style:style style:name="T25" style:family="text">
      <style:text-properties style:text-position="sub 58%" officeooo:rsid="00016f52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ЕЛОРУССКИЙ ГОСУДАРСТВЕННЫЙ УНИВЕРСИТЕТ</text:p>
      <text:p text:style-name="P2">ФАКУЛЬТЕТ ПРИКЛАДНОЙ МАТЕМАТИКИ И ИНФОРМА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ЛАБОРАТОРНАЯ РАБОТА № <text:span text:style-name="T13">10</text:span></text:p>
      <text:p text:style-name="P2">Вычислительные методы алгебры</text:p>
      <text:p text:style-name="P3"/>
      <text:p text:style-name="P4">Решение проблемы нахождения собственных значений и собственных векторов степенным методо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8">Манец Мария</text:p>
      <text:p text:style-name="P9">2 курс <text:span text:style-name="T13">1</text:span> группа</text:p>
      <text:p text:style-name="P10">Преподаватель :</text:p>
      <text:p text:style-name="P10">Будник А. М.</text:p>
      <text:p text:style-name="P1"/>
      <text:p text:style-name="P6"/>
      <text:p text:style-name="P12"/>
      <text:p text:style-name="P13"><text:span text:style-name="T1"><text:s/>Постановка задачи</text:span></text:p>
      <text:p text:style-name="P14"><text:span text:style-name="T7">Рассматриваем матрицу </text:span><text:span text:style-name="T6">A</text:span><text:span text:style-name="T7">.</text:span></text:p>
      <text:p text:style-name="P17">Для заданной матрицы А, используя итерационные методы, найти максимальное по модулю собственное значение, а также собственный вектор, соответствующий этому собственному значению.</text:p>
      <text:p text:style-name="P21"/>
      <text:p text:style-name="P22">Входные данные:</text:p>
      <text:p text:style-name="P25"><text:span text:style-name="T2">Исходная матрица А </text:span><text:span text:style-name="T14">находится</text:span><text:span text:style-name="T2"> в файле «А.txt». Считываем </text:span><text:span text:style-name="T15">её</text:span><text:span text:style-name="T2"> из файла и получаем матриц</text:span><text:span text:style-name="T15">у</text:span><text:span text:style-name="T2"> А, размером n*n</text:span><text:span text:style-name="T16">.</text:span></text:p>
      <text:p text:style-name="P21"><text:soft-page-break/></text:p>
      <text:p text:style-name="P22">Выходные данные:</text:p>
      <text:p text:style-name="P17">Вывод составляет <text:span text:style-name="T13">15</text:span> строк. <text:span text:style-name="T13">Первая строка — кол-во шагов. 3 — полученное максимальное собственное значение. 5-9 — собственный вектор, соответствующий этому значению. 10-15 вектор невязки.</text:span></text:p>
      <text:p text:style-name="P21"/>
      <text:p text:style-name="P23">Данные:</text:p>
      <text:p text:style-name="P14"><text:span text:style-name="T2">Матрица А (Вариант 1</text:span><text:span text:style-name="T3">7</text:span><text:span text:style-name="T2">) (домноженная на А</text:span><text:span text:style-name="T9">Т</text:span><text:span text:style-name="T2">):</text:span></text:p>
      <text:p text:style-name="P11"/>
      <text:p text:style-name="P19">0.37027354999999995 0.007562170000000007 0.07035566 -0.042155609999999996 0.297979 </text:p>
      <text:p text:style-name="P19">0.007562170000000007 0.64393589 -8.6856E-4 0.059534389999999986 0.030736150000000004 </text:p>
      <text:p text:style-name="P19">0.07035566 -8.6856E-4 0.40933076000000007 -0.11381522000000002 0.1545342 </text:p>
      <text:p text:style-name="P19">-0.0421556099999996 0.0595343899999986 -0.11381522000002 0.41957310999997 -0.0262474 </text:p>
      <text:p text:style-name="P18">0.297979 0.030736150000000004 0.1545342 -0.0262474 0.56529286 </text:p>
      <text:p text:style-name="P11"/>
      <text:p text:style-name="P13"><text:span text:style-name="T1">Алгоритм решения и формулы</text:span></text:p>
      <text:p text:style-name="P7"><text:span text:style-name="T17">Р</text:span>ассматривать будем A=<text:span text:style-name="T18">A</text:span><text:span text:style-name="T20">T</text:span><text:span text:style-name="T23">*A</text:span><text:span text:style-name="T22">;</text:span></text:p>
      <text:p text:style-name="P17">Алгоритм строится следующим образом:</text:p>
      <text:p text:style-name="P15"><text:span text:style-name="T2">Будем строить последовательнос</text:span><text:span text:style-name="T3">ть </text:span>y<text:span text:style-name="T8">k</text:span><text:span text:style-name="T2">=</text:span>A<text:span text:style-name="T8">k</text:span>y<text:span text:style-name="T9">0</text:span><text:span text:style-name="T2">. Можно показать, что искомое максимальное собственное значение будет примерно равно </text:span><text:span text:style-name="T2"><draw:frame draw:style-name="fr1" draw:name="Изображение1" text:anchor-type="as-char" svg:width="2.593cm" svg:height="1.164cm" draw:z-index="0"><draw:image xlink:href="Pictures/10000000000000620000002CF186C4E7CF76C400.png" xlink:type="simple" xlink:show="embed" xlink:actuate="onLoad"/></draw:frame></text:span><text:span text:style-name="T2">. Во избежание чрезмерного роста или уменьшения координат векторов </text:span>y<text:span text:style-name="T2">, имеет смысл использовать нормировку. Тогда:</text:span></text:p>
      <text:p text:style-name="P15"><text:span text:style-name="T13">y</text:span><text:span text:style-name="T21">(k)</text:span><text:span text:style-name="T24">=Az</text:span><text:span text:style-name="T21">(k-1)</text:span><text:span text:style-name="T24">;</text:span></text:p>
      <text:p text:style-name="P15"><text:span text:style-name="T13">z</text:span><text:span text:style-name="T21">(k)</text:span><text:span text:style-name="T24">=y</text:span><text:span text:style-name="T21">(k)</text:span><text:span text:style-name="T24">/||y</text:span><text:span text:style-name="T21">(k)</text:span><text:span text:style-name="T24">||;</text:span></text:p>
      <text:p text:style-name="P15"><text:span text:style-name="T13">л</text:span><text:span text:style-name="T25">1</text:span><text:span text:style-name="T24">=Az</text:span><text:span text:style-name="T21">(k)</text:span><text:span text:style-name="T25">i</text:span><text:span text:style-name="T24">/z</text:span><text:span text:style-name="T21">(k)</text:span><text:span text:style-name="T25">i</text:span><text:span text:style-name="T24">;</text:span></text:p>
      <text:p text:style-name="P17">Итерационный процесс заканчивается, когда разница между только что полученным приближением собственного числа, и числом, полученным на предыдущем шаге, не превосходит <draw:frame draw:style-name="fr1" draw:name="Изображение3" text:anchor-type="as-char" svg:width="0.397cm" svg:height="0.476cm" draw:z-index="1"><draw:image xlink:href="Pictures/100000000000000F000000126719732A237D8E1A.png" xlink:type="simple" xlink:show="embed" xlink:actuate="onLoad"/></draw:frame> (например, <text:span text:style-name="T13">10</text:span><text:span text:style-name="T21">-5</text:span>).</text:p>
      <text:p text:style-name="P14"><text:span text:style-name="T2">Координаты искомого собственного вектора будут примерно равны координатам последнего построенного </text:span><text:span text:style-name="T4">z</text:span><text:span text:style-name="T8">k</text:span><text:span text:style-name="T2">.</text:span></text:p>
      <text:p text:style-name="P27"/>
      <text:p text:style-name="P13"><text:span text:style-name="T1">Листинг</text:span></text:p>
      <text:p text:style-name="P24"><text:span text:style-name="_5f_JavaKeyWord">import</text:span><text:span text:style-name="T10"> </text:span><text:span text:style-name="_5f_JavaIdent">java.io.File</text:span><text:span text:style-name="_5f_OOoComputerSpecial">;</text:span></text:p>
      <text:p text:style-name="P24"><text:span text:style-name="_5f_JavaKeyWord">import</text:span><text:span text:style-name="T10"> </text:span><text:span text:style-name="_5f_JavaIdent">java.util.Scanner</text:span><text:span text:style-name="_5f_OOoComputerSpecial">;</text:span></text:p>
      <text:p text:style-name="P24"><text:span text:style-name="_5f_JavaKeyWord">import</text:span><text:span text:style-name="T10"> </text:span><text:span text:style-name="_5f_JavaIdent">java.util.Arrays</text:span><text:span text:style-name="_5f_OOoComputerSpecial">;</text:span></text:p>
      <text:p text:style-name="P24"><text:span text:style-name="_5f_JavaKeyWord">import</text:span><text:span text:style-name="T10"> </text:span><text:span text:style-name="_5f_JavaIdent">java.util.Collections</text:span><text:span text:style-name="_5f_OOoComputerSpecial">;</text:span></text:p>
      <text:p text:style-name="P24"><text:span text:style-name="_5f_JavaKeyWord">import</text:span><text:span text:style-name="T10"> </text:span><text:span text:style-name="_5f_JavaIdent">java.io.IOException</text:span><text:span text:style-name="_5f_OOoComputerSpecial">;</text:span></text:p>
      <text:p text:style-name="P24"><text:span text:style-name="_5f_JavaKeyWord">class</text:span><text:span text:style-name="T10"> </text:span><text:span text:style-name="_5f_JavaIdent">Ex</text:span><text:span text:style-name="T10"> </text:span><text:span text:style-name="_5f_JavaKeyWord">extends</text:span><text:span text:style-name="T10"> </text:span><text:span text:style-name="_5f_JavaKeyWord">Exception</text:span></text:p>
      <text:p text:style-name="P24"><text:span text:style-name="_5f_OOoComputerSpecial">{</text:span></text:p>
      <text:p text:style-name="P24"><text:span text:style-name="T10"><text:tab/></text:span><text:span text:style-name="_5f_JavaIdent">Ex</text:span><text:span text:style-name="_5f_OOoComputerSpecial">(</text:span><text:span text:style-name="_5f_JavaKeyWord">String</text:span><text:span text:style-name="T10"> </text:span><text:span text:style-name="_5f_JavaIdent">message</text:span><text:span text:style-name="_5f_OOoComputerSpecial">)</text:span></text:p>
      <text:p text:style-name="P24"><text:span text:style-name="T10"><text:tab/></text:span><text:span text:style-name="_5f_OOoComputerSpecial">{</text:span></text:p>
      <text:p text:style-name="P24"><text:soft-page-break/><text:span text:style-name="T10"><text:tab/><text:tab/></text:span><text:span text:style-name="_5f_JavaKeyWord">super</text:span><text:span text:style-name="_5f_OOoComputerSpecial">(</text:span><text:span text:style-name="_5f_JavaIdent">message</text:span><text:span text:style-name="_5f_OOoComputerSpecial">);</text:span></text:p>
      <text:p text:style-name="P24"><text:span text:style-name="T10"><text:tab/></text:span><text:span text:style-name="_5f_OOoComputerSpecial">}</text:span></text:p>
      <text:p text:style-name="P24"><text:span text:style-name="_5f_OOoComputerSpecial">}</text:span></text:p>
      <text:p text:style-name="P24"><text:span text:style-name="_5f_JavaKeyWord">public</text:span><text:span text:style-name="T10"> </text:span><text:span text:style-name="_5f_JavaKeyWord">class</text:span><text:span text:style-name="T10"> </text:span><text:span text:style-name="_5f_JavaIdent">Degree</text:span><text:span text:style-name="T10"> </text:span><text:span text:style-name="_5f_OOoComputerSpecial">{</text:span></text:p>
      <text:p text:style-name="P24"><text:span text:style-name="T10"><text:tab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_5f_OOoComputerSpecial">[][]</text:span><text:span text:style-name="T10"> </text:span><text:span text:style-name="_5f_JavaIdent">readMatrix</text:span><text:span text:style-name="_5f_OOoComputerSpecial">(</text:span><text:span text:style-name="_5f_JavaKeyWord">String</text:span><text:span text:style-name="T10"> </text:span><text:span text:style-name="_5f_JavaIdent">filename</text:span><text:span text:style-name="_5f_OOoComputerSpecial">)</text:span><text:span text:style-name="T10"> </text:span><text:span text:style-name="_5f_JavaKeyWord">throws</text:span><text:span text:style-name="T10"> </text:span><text:span text:style-name="_5f_JavaIdent">Ex</text:span><text:span text:style-name="_5f_OOoComputerSpecial">{</text:span></text:p>
      <text:p text:style-name="P24"><text:span text:style-name="T10"><text:s text:c="8"/></text:span><text:span text:style-name="_5f_JavaKeyWord">double</text:span><text:span text:style-name="T10"> </text:span><text:span text:style-name="_5f_OOoComputerSpecial">[][]</text:span><text:span text:style-name="T10"> </text:span><text:span text:style-name="_5f_JavaIdent">k</text:span><text:span text:style-name="_5f_OOoComputerSpecial">=</text:span><text:span text:style-name="T10"> </text:span><text:span text:style-name="_5f_JavaKeyWord">new</text:span><text:span text:style-name="T10"> </text:span><text:span text:style-name="_5f_JavaKeyWord">double</text:span><text:span text:style-name="_5f_OOoComputerSpecial">[</text:span><text:span text:style-name="_5f_JavaNumber">10</text:span><text:span text:style-name="_5f_OOoComputerSpecial">][</text:span><text:span text:style-name="_5f_JavaNumber">10</text:span><text:span text:style-name="_5f_OOoComputerSpecial">];</text:span></text:p>
      <text:p text:style-name="P24"><text:span text:style-name="T10"><text:s text:c="8"/></text:span><text:span text:style-name="_5f_JavaKeyWord">int</text:span><text:span text:style-name="T10"> </text:span><text:span text:style-name="_5f_JavaIdent">checkLength</text:span><text:span text:style-name="_5f_OOoComputerSpecial">=-</text:span><text:span text:style-name="_5f_JavaNumber">1</text:span><text:span text:style-name="_5f_OOoComputerSpecial">;</text:span></text:p>
      <text:p text:style-name="P24"><text:span text:style-name="T10"><text:s text:c="8"/></text:span><text:span text:style-name="_5f_JavaKeyWord">int</text:span><text:span text:style-name="T10"> </text:span><text:span text:style-name="_5f_JavaIdent">row</text:span><text:span text:style-name="_5f_OOoComputerSpecial">=</text:span><text:span text:style-name="_5f_JavaNumber">0</text:span><text:span text:style-name="_5f_OOoComputerSpecial">;</text:span></text:p>
      <text:p text:style-name="P24"><text:span text:style-name="T10"><text:s text:c="8"/></text:span><text:span text:style-name="_5f_JavaKeyWord">try</text:span><text:span text:style-name="_5f_OOoComputerSpecial">{</text:span></text:p>
      <text:p text:style-name="P24"><text:span text:style-name="T10"><text:s text:c="8"/></text:span><text:span text:style-name="_5f_JavaIdent">Scanner</text:span><text:span text:style-name="T10"> </text:span><text:span text:style-name="_5f_JavaIdent">in</text:span><text:span text:style-name="T10"> </text:span><text:span text:style-name="_5f_OOoComputerSpecial">=</text:span><text:span text:style-name="T10"> </text:span><text:span text:style-name="_5f_JavaKeyWord">new</text:span><text:span text:style-name="T10"> </text:span><text:span text:style-name="_5f_JavaIdent">Scanner</text:span><text:span text:style-name="_5f_OOoComputerSpecial">(</text:span><text:span text:style-name="_5f_JavaKeyWord">new</text:span><text:span text:style-name="T10"> </text:span><text:span text:style-name="_5f_JavaIdent">File</text:span><text:span text:style-name="_5f_OOoComputerSpecial">(</text:span><text:span text:style-name="_5f_JavaIdent">filename</text:span><text:span text:style-name="_5f_OOoComputerSpecial">));</text:span></text:p>
      <text:p text:style-name="P24"><text:span text:style-name="T10"><text:s text:c="8"/></text:span><text:span text:style-name="_5f_JavaKeyWord">while</text:span><text:span text:style-name="T10"> </text:span><text:span text:style-name="_5f_OOoComputerSpecial">(</text:span><text:span text:style-name="_5f_JavaIdent">in.hasNextLine</text:span><text:span text:style-name="_5f_OOoComputerSpecial">()){</text:span></text:p>
      <text:p text:style-name="P24"><text:span text:style-name="T10"><text:s text:c="12"/></text:span><text:span text:style-name="_5f_JavaKeyWord">String</text:span><text:span text:style-name="T10"> </text:span><text:span text:style-name="_5f_JavaIdent">line</text:span><text:span text:style-name="T10"> </text:span><text:span text:style-name="_5f_OOoComputerSpecial">=</text:span><text:span text:style-name="T10"> </text:span><text:span text:style-name="_5f_JavaIdent">in.nextLine</text:span><text:span text:style-name="_5f_OOoComputerSpecial">();</text:span></text:p>
      <text:p text:style-name="P24"><text:span text:style-name="T10"><text:s text:c="12"/></text:span><text:span text:style-name="_5f_JavaKeyWord">String</text:span><text:span text:style-name="T10"> </text:span><text:span text:style-name="_5f_OOoComputerSpecial">[]</text:span><text:span text:style-name="T10"> </text:span><text:span text:style-name="_5f_JavaIdent">c</text:span><text:span text:style-name="_5f_OOoComputerSpecial">=</text:span><text:span text:style-name="_5f_JavaIdent">line.split</text:span><text:span text:style-name="_5f_OOoComputerSpecial">(</text:span><text:span text:style-name="_5f_JavaLiteral">"\\s+"</text:span><text:span text:style-name="_5f_OOoComputerSpecial">);</text:span></text:p>
      <text:p text:style-name="P24"><text:span text:style-name="T10"><text:s text:c="12"/></text:span><text:span text:style-name="_5f_JavaKeyWord">if</text:span><text:span text:style-name="T10"> </text:span><text:span text:style-name="_5f_OOoComputerSpecial">(</text:span><text:span text:style-name="_5f_JavaIdent">checkLength</text:span><text:span text:style-name="_5f_OOoComputerSpecial">==-</text:span><text:span text:style-name="_5f_JavaNumber">1</text:span><text:span text:style-name="_5f_OOoComputerSpecial">){</text:span></text:p>
      <text:p text:style-name="P24"><text:span text:style-name="T10"><text:s text:c="16"/></text:span><text:span text:style-name="_5f_JavaIdent">checkLength</text:span><text:span text:style-name="_5f_OOoComputerSpecial">=</text:span><text:span text:style-name="_5f_JavaIdent">c.length</text:span><text:span text:style-name="_5f_OOoComputerSpecial">;</text:span></text:p>
      <text:p text:style-name="P24"><text:span text:style-name="T10"><text:s text:c="12"/></text:span><text:span text:style-name="_5f_OOoComputerSpecial">}</text:span></text:p>
      <text:p text:style-name="P24"><text:span text:style-name="T10"><text:s text:c="12"/></text:span><text:span text:style-name="_5f_JavaKeyWord">else</text:span><text:span text:style-name="_5f_OOoComputerSpecial">{</text:span></text:p>
      <text:p text:style-name="P24"><text:span text:style-name="T10"><text:s text:c="16"/></text:span><text:span text:style-name="_5f_JavaKeyWord">if</text:span><text:span text:style-name="T10"> </text:span><text:span text:style-name="_5f_OOoComputerSpecial">(</text:span><text:span text:style-name="_5f_JavaIdent">c.length</text:span><text:span text:style-name="_5f_OOoComputerSpecial">!=</text:span><text:span text:style-name="_5f_JavaIdent">checkLength</text:span><text:span text:style-name="_5f_OOoComputerSpecial">)</text:span><text:span text:style-name="T10"> </text:span><text:span text:style-name="_5f_JavaKeyWord">throw</text:span><text:span text:style-name="T10"> </text:span><text:span text:style-name="_5f_JavaKeyWord">new</text:span><text:span text:style-name="T10"> </text:span><text:span text:style-name="_5f_JavaIdent">Ex</text:span><text:span text:style-name="_5f_OOoComputerSpecial">(</text:span><text:span text:style-name="_5f_JavaLiteral">"check numbs of args in this line"</text:span><text:span text:style-name="_5f_OOoComputerSpecial">);</text:span></text:p>
      <text:p text:style-name="P24"><text:span text:style-name="T10"><text:s text:c="12"/></text:span><text:span text:style-name="_5f_OOoComputerSpecial">}</text:span></text:p>
      <text:p text:style-name="P24"><text:span text:style-name="T10"><text:s text:c="12"/></text:span><text:span text:style-name="_5f_JavaKeyWord">try</text:span><text:span text:style-name="_5f_OOoComputerSpecial">{</text:span></text:p>
      <text:p text:style-name="P24"><text:span text:style-name="T10"><text:s text:c="16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c.length</text:span><text:span text:style-name="_5f_OOoComputerSpecial">;</text:span><text:span text:style-name="T10"> </text:span><text:span text:style-name="_5f_JavaIdent">i</text:span><text:span text:style-name="_5f_OOoComputerSpecial">++){</text:span></text:p>
      <text:p text:style-name="P24"><text:span text:style-name="T10"><text:s text:c="20"/></text:span><text:span text:style-name="_5f_JavaIdent">k</text:span><text:span text:style-name="_5f_OOoComputerSpecial">[</text:span><text:span text:style-name="_5f_JavaIdent">row</text:span><text:span text:style-name="_5f_OOoComputerSpecial">][</text:span><text:span text:style-name="_5f_JavaIdent">i</text:span><text:span text:style-name="_5f_OOoComputerSpecial">]=</text:span><text:span text:style-name="T10"> </text:span><text:span text:style-name="_5f_JavaIdent">Double.valueOf</text:span><text:span text:style-name="_5f_OOoComputerSpecial">(</text:span><text:span text:style-name="_5f_JavaIdent">c</text:span><text:span text:style-name="_5f_OOoComputerSpecial">[</text:span><text:span text:style-name="_5f_JavaIdent">i</text:span><text:span text:style-name="_5f_OOoComputerSpecial">]);</text:span></text:p>
      <text:p text:style-name="P24"><text:span text:style-name="T10"><text:s text:c="16"/></text:span><text:span text:style-name="_5f_OOoComputerSpecial">}</text:span></text:p>
      <text:p text:style-name="P24"><text:span text:style-name="T10"><text:s text:c="12"/></text:span><text:span text:style-name="_5f_OOoComputerSpecial">}</text:span></text:p>
      <text:p text:style-name="P24"><text:span text:style-name="T10"><text:s text:c="12"/></text:span><text:span text:style-name="_5f_JavaKeyWord">catch</text:span><text:span text:style-name="_5f_OOoComputerSpecial">(</text:span><text:span text:style-name="_5f_JavaIdent">NumberFormatException</text:span><text:span text:style-name="T10"> </text:span><text:span text:style-name="_5f_JavaIdent">e</text:span><text:span text:style-name="_5f_OOoComputerSpecial">){</text:span></text:p>
      <text:p text:style-name="P24"><text:span text:style-name="T10"><text:s text:c="16"/></text:span><text:span text:style-name="_5f_JavaIdent">System.err.println</text:span><text:span text:style-name="_5f_OOoComputerSpecial">(</text:span><text:span text:style-name="_5f_JavaLiteral">"Some args are not numbers in this line "</text:span><text:span text:style-name="_5f_OOoComputerSpecial">+</text:span><text:span text:style-name="_5f_JavaIdent">e.getMessage</text:span><text:span text:style-name="_5f_OOoComputerSpecial">());</text:span></text:p>
      <text:p text:style-name="P24"><text:span text:style-name="T10"><text:s text:c="16"/></text:span><text:span text:style-name="_5f_JavaIdent">System.exit</text:span><text:span text:style-name="_5f_OOoComputerSpecial">(</text:span><text:span text:style-name="_5f_JavaNumber">0</text:span><text:span text:style-name="_5f_OOoComputerSpecial">);</text:span></text:p>
      <text:p text:style-name="P24"><text:span text:style-name="T10"><text:s text:c="12"/></text:span><text:span text:style-name="_5f_OOoComputerSpecial">}</text:span></text:p>
      <text:p text:style-name="P24"><text:span text:style-name="T10"><text:s text:c="12"/></text:span><text:span text:style-name="_5f_JavaIdent">row</text:span><text:span text:style-name="_5f_OOoComputerSpecial">++;</text:span></text:p>
      <text:p text:style-name="P24"><text:span text:style-name="T10"><text:s text:c="8"/></text:span><text:span text:style-name="_5f_OOoComputerSpecial">}</text:span></text:p>
      <text:p text:style-name="P24"><text:span text:style-name="T10"><text:s text:c="8"/></text:span><text:span text:style-name="_5f_OOoComputerSpecial">}</text:span></text:p>
      <text:p text:style-name="P24"><text:span text:style-name="T10"><text:s text:c="8"/></text:span><text:span text:style-name="_5f_JavaKeyWord">catch</text:span><text:span text:style-name="_5f_OOoComputerSpecial">(</text:span><text:span text:style-name="_5f_JavaIdent">IOException</text:span><text:span text:style-name="T10"> </text:span><text:span text:style-name="_5f_JavaIdent">u</text:span><text:span text:style-name="_5f_OOoComputerSpecial">){</text:span></text:p>
      <text:p text:style-name="P24"><text:span text:style-name="T10"><text:s text:c="12"/></text:span><text:span text:style-name="_5f_JavaIdent">System.err.println</text:span><text:span text:style-name="_5f_OOoComputerSpecial">(</text:span><text:span text:style-name="_5f_JavaLiteral">"don't find file"</text:span><text:span text:style-name="_5f_OOoComputerSpecial">+</text:span><text:span text:style-name="_5f_JavaIdent">u.getMessage</text:span><text:span text:style-name="_5f_OOoComputerSpecial">());</text:span></text:p>
      <text:p text:style-name="P24"><text:span text:style-name="T10"><text:s text:c="12"/></text:span><text:span text:style-name="_5f_JavaIdent">System.exit</text:span><text:span text:style-name="_5f_OOoComputerSpecial">(</text:span><text:span text:style-name="_5f_JavaNumber">0</text:span><text:span text:style-name="_5f_OOoComputerSpecial">);</text:span><text:span text:style-name="T10"> </text:span></text:p>
      <text:p text:style-name="P24"><text:span text:style-name="T10"><text:s text:c="8"/></text:span><text:span text:style-name="_5f_OOoComputerSpecial">}</text:span></text:p>
      <text:p text:style-name="P24"><text:span text:style-name="T10"><text:s text:c="8"/></text:span><text:span text:style-name="_5f_JavaKeyWord">double</text:span><text:span text:style-name="T10"> </text:span><text:span text:style-name="_5f_OOoComputerSpecial">[][]</text:span><text:span text:style-name="T10"> </text:span><text:span text:style-name="_5f_JavaIdent">matrix</text:span><text:span text:style-name="_5f_OOoComputerSpecial">=</text:span><text:span text:style-name="_5f_JavaKeyWord">new</text:span><text:span text:style-name="T10"> </text:span><text:span text:style-name="_5f_JavaKeyWord">double</text:span><text:span text:style-name="_5f_OOoComputerSpecial">[</text:span><text:span text:style-name="_5f_JavaIdent">row</text:span><text:span text:style-name="_5f_OOoComputerSpecial">][</text:span><text:span text:style-name="_5f_JavaIdent">checkLength</text:span><text:span text:style-name="_5f_OOoComputerSpecial">]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row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12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j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j</text:span><text:span text:style-name="_5f_OOoComputerSpecial">&lt;</text:span><text:span text:style-name="_5f_JavaIdent">checkLength</text:span><text:span text:style-name="_5f_OOoComputerSpecial">;</text:span><text:span text:style-name="T10"> </text:span><text:span text:style-name="_5f_JavaIdent">j</text:span><text:span text:style-name="_5f_OOoComputerSpecial">++)</text:span></text:p>
      <text:p text:style-name="P24"><text:span text:style-name="T10"><text:s text:c="16"/></text:span><text:span text:style-name="_5f_JavaIdent">matrix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=</text:span><text:span text:style-name="_5f_JavaIdent">k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;</text:span></text:p>
      <text:p text:style-name="P24"><text:span text:style-name="T10"><text:s text:c="8"/></text:span><text:span text:style-name="_5f_JavaKeyWord">return</text:span><text:span text:style-name="T10"> </text:span><text:span text:style-name="_5f_JavaIdent">matrix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_5f_OOoComputerSpecial">[][]</text:span><text:span text:style-name="T10"> </text:span><text:span text:style-name="_5f_JavaIdent">mult</text:span><text:span text:style-name="_5f_OOoComputerSpecial">(</text:span><text:span text:style-name="_5f_JavaKeyWord">double</text:span><text:span text:style-name="T10"> </text:span><text:span text:style-name="_5f_OOoComputerSpecial">[][]</text:span><text:span text:style-name="T10"> </text:span><text:span text:style-name="_5f_JavaIdent">m1</text:span><text:span text:style-name="_5f_OOoComputerSpecial">,</text:span><text:span text:style-name="T10"> </text:span><text:span text:style-name="_5f_JavaKeyWord">double</text:span><text:span text:style-name="T10"> </text:span><text:span text:style-name="_5f_OOoComputerSpecial">[][]</text:span><text:span text:style-name="T10"> </text:span><text:span text:style-name="_5f_JavaIdent">m2</text:span><text:span text:style-name="_5f_OOoComputerSpecial">)</text:span><text:span text:style-name="T10"> </text:span><text:span text:style-name="_5f_JavaKeyWord">throws</text:span><text:span text:style-name="T10"> </text:span><text:span text:style-name="_5f_JavaIdent">Ex</text:span><text:span text:style-name="_5f_OOoComputerSpecial">{</text:span></text:p>
      <text:p text:style-name="P24"><text:span text:style-name="T10"><text:s text:c="8"/></text:span><text:span text:style-name="_5f_JavaKeyWord">if</text:span><text:span text:style-name="T10"> </text:span><text:span text:style-name="_5f_OOoComputerSpecial">(</text:span><text:span text:style-name="_5f_JavaIdent">m1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!=</text:span><text:span text:style-name="_5f_JavaIdent">m2.length</text:span><text:span text:style-name="_5f_OOoComputerSpecial">)</text:span><text:span text:style-name="T10"> </text:span><text:span text:style-name="_5f_JavaKeyWord">throw</text:span><text:span text:style-name="T10"> </text:span><text:span text:style-name="_5f_JavaKeyWord">new</text:span><text:span text:style-name="T10"> </text:span><text:span text:style-name="_5f_JavaIdent">Ex</text:span><text:span text:style-name="_5f_OOoComputerSpecial">(</text:span><text:span text:style-name="_5f_JavaLiteral">"Can't multiply it"</text:span><text:span text:style-name="_5f_OOoComputerSpecial">);</text:span></text:p>
      <text:p text:style-name="P24"><text:span text:style-name="T10"><text:s text:c="8"/></text:span><text:span text:style-name="_5f_JavaKeyWord">int</text:span><text:span text:style-name="T10"> </text:span><text:span text:style-name="_5f_JavaIdent">raw</text:span><text:span text:style-name="_5f_OOoComputerSpecial">=</text:span><text:span text:style-name="_5f_JavaIdent">m1.length</text:span><text:span text:style-name="_5f_OOoComputerSpecial">,</text:span><text:span text:style-name="T10"> </text:span><text:span text:style-name="_5f_JavaIdent">len</text:span><text:span text:style-name="_5f_OOoComputerSpecial">=</text:span><text:span text:style-name="_5f_JavaIdent">m2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,</text:span><text:span text:style-name="T10"> </text:span><text:span text:style-name="_5f_JavaIdent">o</text:span><text:span text:style-name="_5f_OOoComputerSpecial">=</text:span><text:span text:style-name="_5f_JavaIdent">m2.length</text:span><text:span text:style-name="_5f_OOoComputerSpecial">;</text:span></text:p>
      <text:p text:style-name="P24"><text:span text:style-name="T10"><text:s text:c="8"/></text:span><text:span text:style-name="_5f_JavaKeyWord">double</text:span><text:span text:style-name="T10"> </text:span><text:span text:style-name="_5f_OOoComputerSpecial">[][]</text:span><text:span text:style-name="T10"> </text:span><text:span text:style-name="_5f_JavaIdent">answer</text:span><text:span text:style-name="_5f_OOoComputerSpecial">=</text:span><text:span text:style-name="_5f_JavaKeyWord">new</text:span><text:span text:style-name="T10"> </text:span><text:span text:style-name="_5f_JavaKeyWord">double</text:span><text:span text:style-name="_5f_OOoComputerSpecial">[</text:span><text:span text:style-name="_5f_JavaIdent">raw</text:span><text:span text:style-name="_5f_OOoComputerSpecial">][</text:span><text:span text:style-name="_5f_JavaIdent">len</text:span><text:span text:style-name="_5f_OOoComputerSpecial">]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raw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12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j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j</text:span><text:span text:style-name="_5f_OOoComputerSpecial">&lt;</text:span><text:span text:style-name="_5f_JavaIdent">len</text:span><text:span text:style-name="_5f_OOoComputerSpecial">;</text:span><text:span text:style-name="T10"> </text:span><text:span text:style-name="_5f_JavaIdent">j</text:span><text:span text:style-name="_5f_OOoComputerSpecial">++)</text:span></text:p>
      <text:p text:style-name="P24"><text:span text:style-name="T10"><text:s text:c="16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t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t</text:span><text:span text:style-name="_5f_OOoComputerSpecial">&lt;</text:span><text:span text:style-name="_5f_JavaIdent">o</text:span><text:span text:style-name="_5f_OOoComputerSpecial">;</text:span><text:span text:style-name="T10"> </text:span><text:span text:style-name="_5f_JavaIdent">t</text:span><text:span text:style-name="_5f_OOoComputerSpecial">++)</text:span></text:p>
      <text:p text:style-name="P24"><text:span text:style-name="T10"><text:s text:c="20"/></text:span><text:span text:style-name="_5f_JavaIdent">answer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</text:span><text:span text:style-name="T10"> </text:span><text:span text:style-name="_5f_OOoComputerSpecial">+=</text:span><text:span text:style-name="T10"> </text:span><text:span text:style-name="_5f_JavaIdent">m1</text:span><text:span text:style-name="_5f_OOoComputerSpecial">[</text:span><text:span text:style-name="_5f_JavaIdent">i</text:span><text:span text:style-name="_5f_OOoComputerSpecial">][</text:span><text:span text:style-name="_5f_JavaIdent">t</text:span><text:span text:style-name="_5f_OOoComputerSpecial">]</text:span><text:span text:style-name="T10"> </text:span><text:span text:style-name="_5f_OOoComputerSpecial">*</text:span><text:span text:style-name="T10"> </text:span><text:span text:style-name="_5f_JavaIdent">m2</text:span><text:span text:style-name="_5f_OOoComputerSpecial">[</text:span><text:span text:style-name="_5f_JavaIdent">t</text:span><text:span text:style-name="_5f_OOoComputerSpecial">][</text:span><text:span text:style-name="_5f_JavaIdent">j</text:span><text:span text:style-name="_5f_OOoComputerSpecial">];</text:span></text:p>
      <text:p text:style-name="P24"><text:span text:style-name="T10"><text:s text:c="8"/></text:span><text:span text:style-name="_5f_JavaKeyWord">return</text:span><text:span text:style-name="T10"> </text:span><text:span text:style-name="_5f_JavaIdent">answer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void</text:span><text:span text:style-name="T10"> </text:span><text:span text:style-name="_5f_JavaIdent">print</text:span><text:span text:style-name="_5f_OOoComputerSpecial">(</text:span><text:span text:style-name="_5f_JavaKeyWord">double</text:span><text:span text:style-name="T10"> </text:span><text:span text:style-name="_5f_OOoComputerSpecial">[][]</text:span><text:span text:style-name="T10"> </text:span><text:span text:style-name="_5f_JavaIdent">m</text:span><text:span text:style-name="_5f_OOoComputerSpecial">){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T10"> </text:span><text:span text:style-name="_5f_OOoComputerSpecial">=</text:span><text:span text:style-name="T10"> </text:span><text:span text:style-name="_5f_JavaNumber">0</text:span><text:span text:style-name="_5f_OOoComputerSpecial">;</text:span><text:span text:style-name="T10"> </text:span><text:span text:style-name="_5f_JavaIdent">i</text:span><text:span text:style-name="T10"> </text:span><text:span text:style-name="_5f_OOoComputerSpecial">&lt;</text:span><text:span text:style-name="T10"> </text:span><text:span text:style-name="_5f_JavaIdent">m.length</text:span><text:span text:style-name="_5f_OOoComputerSpecial">;</text:span><text:span text:style-name="T10"> </text:span><text:span text:style-name="_5f_JavaIdent">i</text:span><text:span text:style-name="_5f_OOoComputerSpecial">++)</text:span><text:span text:style-name="T10"> </text:span><text:span text:style-name="_5f_OOoComputerSpecial">{</text:span></text:p>
      <text:p text:style-name="P24"><text:span text:style-name="T10"><text:s text:c="12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j</text:span><text:span text:style-name="T10"> </text:span><text:span text:style-name="_5f_OOoComputerSpecial">=</text:span><text:span text:style-name="T10"> </text:span><text:span text:style-name="_5f_JavaNumber">0</text:span><text:span text:style-name="_5f_OOoComputerSpecial">;</text:span><text:span text:style-name="T10"> </text:span><text:span text:style-name="_5f_JavaIdent">j</text:span><text:span text:style-name="T10"> </text:span><text:span text:style-name="_5f_OOoComputerSpecial">&lt;</text:span><text:span text:style-name="T10"> </text:span><text:span text:style-name="_5f_JavaIdent">m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;</text:span><text:span text:style-name="T10"> </text:span><text:span text:style-name="_5f_JavaIdent">j</text:span><text:span text:style-name="_5f_OOoComputerSpecial">++)</text:span><text:span text:style-name="T10"> </text:span><text:span text:style-name="_5f_OOoComputerSpecial">{</text:span></text:p>
      <text:p text:style-name="P24"><text:span text:style-name="T10"><text:s text:c="16"/></text:span><text:span text:style-name="_5f_JavaIdent">System.out.print</text:span><text:span text:style-name="_5f_OOoComputerSpecial">(</text:span><text:span text:style-name="_5f_JavaIdent">m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+</text:span><text:span text:style-name="_5f_JavaLiteral">" "</text:span><text:span text:style-name="_5f_OOoComputerSpecial">);</text:span></text:p>
      <text:p text:style-name="P24"><text:soft-page-break/><text:span text:style-name="T10"><text:s text:c="12"/></text:span><text:span text:style-name="_5f_OOoComputerSpecial">}</text:span></text:p>
      <text:p text:style-name="P24"><text:span text:style-name="T10"><text:s text:c="12"/></text:span><text:span text:style-name="_5f_JavaIdent">System.out.println</text:span><text:span text:style-name="_5f_OOoComputerSpecial">();</text:span></text:p>
      <text:p text:style-name="P24"><text:span text:style-name="T10"><text:s text:c="8"/></text:span><text:span text:style-name="_5f_OOoComputerSpecial">}</text:span></text:p>
      <text:p text:style-name="P24"><text:span text:style-name="T10"><text:s text:c="8"/></text:span><text:span text:style-name="_5f_JavaIdent">System.out.println</text:span><text:span text:style-name="_5f_OOoComputerSpecial">()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_5f_OOoComputerSpecial">[][]</text:span><text:span text:style-name="T10"> </text:span><text:span text:style-name="_5f_JavaIdent">transpon</text:span><text:span text:style-name="_5f_OOoComputerSpecial">(</text:span><text:span text:style-name="_5f_JavaKeyWord">double</text:span><text:span text:style-name="T10"> </text:span><text:span text:style-name="_5f_OOoComputerSpecial">[][]</text:span><text:span text:style-name="T10"> </text:span><text:span text:style-name="_5f_JavaIdent">m</text:span><text:span text:style-name="_5f_OOoComputerSpecial">){</text:span></text:p>
      <text:p text:style-name="P24"><text:span text:style-name="T10"><text:s text:c="4"/><text:tab/></text:span><text:span text:style-name="_5f_JavaKeyWord">double</text:span><text:span text:style-name="T10"> </text:span><text:span text:style-name="_5f_JavaIdent">buffer</text:span><text:span text:style-name="_5f_OOoComputerSpecial">[][]</text:span><text:span text:style-name="T10"> </text:span><text:span text:style-name="_5f_OOoComputerSpecial">=</text:span><text:span text:style-name="T10"> </text:span><text:span text:style-name="_5f_JavaKeyWord">new</text:span><text:span text:style-name="T10"> </text:span><text:span text:style-name="_5f_JavaKeyWord">double</text:span><text:span text:style-name="T10"> </text:span><text:span text:style-name="_5f_OOoComputerSpecial">[</text:span><text:span text:style-name="_5f_JavaIdent">m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][</text:span><text:span text:style-name="_5f_JavaIdent">m.length</text:span><text:span text:style-name="_5f_OOoComputerSpecial">];</text:span></text:p>
      <text:p text:style-name="P24"><text:span text:style-name="T10"><text:tab/><text:tab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m.length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tab/><text:tab/></text:span><text:span text:style-name="_5f_OOoComputerSpecial">{</text:span></text:p>
      <text:p text:style-name="P24"><text:span text:style-name="T10"><text:tab/><text:tab/><text:tab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j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j</text:span><text:span text:style-name="_5f_OOoComputerSpecial">&lt;</text:span><text:span text:style-name="_5f_JavaIdent">m</text:span><text:span text:style-name="_5f_OOoComputerSpecial">[</text:span><text:span text:style-name="_5f_JavaIdent">i</text:span><text:span text:style-name="_5f_OOoComputerSpecial">].</text:span><text:span text:style-name="_5f_JavaIdent">length</text:span><text:span text:style-name="_5f_OOoComputerSpecial">;</text:span><text:span text:style-name="T10"> </text:span><text:span text:style-name="_5f_JavaIdent">j</text:span><text:span text:style-name="_5f_OOoComputerSpecial">++)</text:span></text:p>
      <text:p text:style-name="P24"><text:span text:style-name="T10"><text:tab/><text:tab/><text:tab/></text:span><text:span text:style-name="_5f_OOoComputerSpecial">{</text:span></text:p>
      <text:p text:style-name="P24"><text:span text:style-name="T10"><text:tab/><text:tab/><text:tab/><text:tab/></text:span><text:span text:style-name="_5f_JavaIdent">buffer</text:span><text:span text:style-name="_5f_OOoComputerSpecial">[</text:span><text:span text:style-name="_5f_JavaIdent">j</text:span><text:span text:style-name="_5f_OOoComputerSpecial">][</text:span><text:span text:style-name="_5f_JavaIdent">i</text:span><text:span text:style-name="_5f_OOoComputerSpecial">]=</text:span><text:span text:style-name="_5f_JavaIdent">m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;</text:span></text:p>
      <text:p text:style-name="P24"><text:span text:style-name="T10"><text:tab/><text:tab/><text:tab/></text:span><text:span text:style-name="_5f_OOoComputerSpecial">}</text:span></text:p>
      <text:p text:style-name="P24"><text:span text:style-name="T10"><text:tab/><text:tab/></text:span><text:span text:style-name="_5f_OOoComputerSpecial">}</text:span></text:p>
      <text:p text:style-name="P24"><text:span text:style-name="T10"><text:s text:c="4"/><text:tab/></text:span><text:span text:style-name="_5f_JavaKeyWord">return</text:span><text:span text:style-name="T10"> </text:span><text:span text:style-name="_5f_JavaIdent">buffer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void</text:span><text:span text:style-name="T10"> </text:span><text:span text:style-name="_5f_JavaIdent">printR</text:span><text:span text:style-name="_5f_OOoComputerSpecial">(</text:span><text:span text:style-name="_5f_JavaKeyWord">double</text:span><text:span text:style-name="T10"> </text:span><text:span text:style-name="_5f_OOoComputerSpecial">[][]</text:span><text:span text:style-name="T10"> </text:span><text:span text:style-name="_5f_JavaIdent">A</text:span><text:span text:style-name="_5f_OOoComputerSpecial">,</text:span><text:span text:style-name="T10"> </text:span><text:span text:style-name="_5f_JavaKeyWord">double</text:span><text:span text:style-name="T10"> </text:span><text:span text:style-name="_5f_OOoComputerSpecial">[][]</text:span><text:span text:style-name="T10"> </text:span><text:span text:style-name="_5f_JavaIdent">b</text:span><text:span text:style-name="_5f_OOoComputerSpecial">){</text:span></text:p>
      <text:p text:style-name="P24"><text:span text:style-name="T10"><text:s text:c="8"/></text:span><text:span text:style-name="_5f_JavaKeyWord">int</text:span><text:span text:style-name="T10"> </text:span><text:span text:style-name="_5f_JavaIdent">n</text:span><text:span text:style-name="_5f_OOoComputerSpecial">=</text:span><text:span text:style-name="_5f_JavaIdent">A.length</text:span><text:span text:style-name="_5f_OOoComputerSpecial">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n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12"/></text:span><text:span text:style-name="_5f_JavaIdent">A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-=</text:span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;</text:span></text:p>
      <text:p text:style-name="P24"><text:span text:style-name="T10"><text:s text:c="8"/></text:span><text:span text:style-name="_5f_JavaIdent">print</text:span><text:span text:style-name="_5f_OOoComputerSpecial">(</text:span><text:span text:style-name="_5f_JavaIdent">A</text:span><text:span text:style-name="_5f_OOoComputerSpecial">);</text:span></text:p>
      <text:p text:style-name="P24"><text:span text:style-name="T10"><text:s text:c="8"/></text:span><text:span text:style-name="_5f_JavaIdent">System.out.println</text:span><text:span text:style-name="_5f_OOoComputerSpecial">(</text:span><text:span text:style-name="_5f_JavaIdent">norma</text:span><text:span text:style-name="_5f_OOoComputerSpecial">(</text:span><text:span text:style-name="_5f_JavaIdent">A</text:span><text:span text:style-name="_5f_OOoComputerSpecial">));</text:span></text:p>
      <text:p text:style-name="P24"><text:span text:style-name="T10"><text:s text:c="8"/></text:span><text:span text:style-name="_5f_JavaIdent">System.out.println</text:span><text:span text:style-name="_5f_OOoComputerSpecial">()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T10"> </text:span><text:span text:style-name="_5f_JavaIdent">norma</text:span><text:span text:style-name="_5f_OOoComputerSpecial">(</text:span><text:span text:style-name="_5f_JavaKeyWord">double</text:span><text:span text:style-name="T10"> </text:span><text:span text:style-name="_5f_OOoComputerSpecial">[][]</text:span><text:span text:style-name="_5f_JavaIdent">r</text:span><text:span text:style-name="_5f_OOoComputerSpecial">){</text:span></text:p>
      <text:p text:style-name="P24"><text:span text:style-name="T10"><text:s text:c="8"/></text:span><text:span text:style-name="_5f_JavaKeyWord">double</text:span><text:span text:style-name="T10"> </text:span><text:span text:style-name="_5f_JavaIdent">norma</text:span><text:span text:style-name="_5f_OOoComputerSpecial">=</text:span><text:span text:style-name="_5f_JavaIdent">Math.abs</text:span><text:span text:style-name="_5f_OOoComputerSpecial">(</text:span><text:span text:style-name="_5f_JavaIdent">r</text:span><text:span text:style-name="_5f_OOoComputerSpecial">[</text:span><text:span text:style-name="_5f_JavaNumber">0</text:span><text:span text:style-name="_5f_OOoComputerSpecial">][</text:span><text:span text:style-name="_5f_JavaNumber">0</text:span><text:span text:style-name="_5f_OOoComputerSpecial">])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1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r.length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12"/></text:span><text:span text:style-name="_5f_JavaKeyWord">if</text:span><text:span text:style-name="T10"> </text:span><text:span text:style-name="_5f_OOoComputerSpecial">(</text:span><text:span text:style-name="_5f_JavaIdent">Math.abs</text:span><text:span text:style-name="_5f_OOoComputerSpecial">(</text:span><text:span text:style-name="_5f_JavaIdent">r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)&gt;</text:span><text:span text:style-name="_5f_JavaIdent">norma</text:span><text:span text:style-name="_5f_OOoComputerSpecial">)</text:span></text:p>
      <text:p text:style-name="P24"><text:span text:style-name="T10"><text:s text:c="16"/></text:span><text:span text:style-name="_5f_JavaIdent">norma</text:span><text:span text:style-name="_5f_OOoComputerSpecial">=</text:span><text:span text:style-name="_5f_JavaIdent">Math.abs</text:span><text:span text:style-name="_5f_OOoComputerSpecial">(</text:span><text:span text:style-name="_5f_JavaIdent">r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);</text:span></text:p>
      <text:p text:style-name="P24"><text:span text:style-name="T10"><text:s text:c="8"/></text:span><text:span text:style-name="_5f_JavaKeyWord">return</text:span><text:span text:style-name="T10"> </text:span><text:span text:style-name="_5f_JavaIdent">norma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T10"> </text:span><text:span text:style-name="_5f_JavaIdent">scalarPr</text:span><text:span text:style-name="_5f_OOoComputerSpecial">(</text:span><text:span text:style-name="_5f_JavaKeyWord">double</text:span><text:span text:style-name="T10"> </text:span><text:span text:style-name="_5f_OOoComputerSpecial">[][]</text:span><text:span text:style-name="T10"> </text:span><text:span text:style-name="_5f_JavaIdent">x1</text:span><text:span text:style-name="_5f_OOoComputerSpecial">,</text:span><text:span text:style-name="T10"> </text:span><text:span text:style-name="_5f_JavaKeyWord">double</text:span><text:span text:style-name="T10"> </text:span><text:span text:style-name="_5f_OOoComputerSpecial">[][]</text:span><text:span text:style-name="T10"> </text:span><text:span text:style-name="_5f_JavaIdent">x2</text:span><text:span text:style-name="_5f_OOoComputerSpecial">){</text:span></text:p>
      <text:p text:style-name="P24"><text:span text:style-name="T10"><text:s text:c="8"/></text:span><text:span text:style-name="_5f_JavaKeyWord">double</text:span><text:span text:style-name="T10"> </text:span><text:span text:style-name="_5f_JavaIdent">answer</text:span><text:span text:style-name="_5f_OOoComputerSpecial">=</text:span><text:span text:style-name="_5f_JavaNumber">0</text:span><text:span text:style-name="_5f_OOoComputerSpecial">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x1.length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12"/></text:span><text:span text:style-name="_5f_JavaIdent">answer</text:span><text:span text:style-name="_5f_OOoComputerSpecial">+=</text:span><text:span text:style-name="_5f_JavaIdent">x1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*</text:span><text:span text:style-name="_5f_JavaIdent">x2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;</text:span></text:p>
      <text:p text:style-name="P24"><text:span text:style-name="T10"><text:s text:c="8"/></text:span><text:span text:style-name="_5f_JavaKeyWord">return</text:span><text:span text:style-name="T10"> </text:span><text:span text:style-name="_5f_JavaIdent">answer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_5f_OOoComputerSpecial">[][]</text:span><text:span text:style-name="T10"> </text:span><text:span text:style-name="_5f_JavaIdent">minus</text:span><text:span text:style-name="_5f_OOoComputerSpecial">(</text:span><text:span text:style-name="_5f_JavaKeyWord">double</text:span><text:span text:style-name="_5f_OOoComputerSpecial">[][]</text:span><text:span text:style-name="T10"> </text:span><text:span text:style-name="_5f_JavaIdent">Ax</text:span><text:span text:style-name="_5f_OOoComputerSpecial">,</text:span><text:span text:style-name="T10"> </text:span><text:span text:style-name="_5f_JavaKeyWord">double</text:span><text:span text:style-name="T10"> </text:span><text:span text:style-name="_5f_OOoComputerSpecial">[][]</text:span><text:span text:style-name="_5f_JavaIdent">b</text:span><text:span text:style-name="_5f_OOoComputerSpecial">){</text:span></text:p>
      <text:p text:style-name="P24"><text:span text:style-name="T10"><text:s text:c="8"/></text:span><text:span text:style-name="_5f_JavaKeyWord">int</text:span><text:span text:style-name="T10"> </text:span><text:span text:style-name="_5f_JavaIdent">n</text:span><text:span text:style-name="_5f_OOoComputerSpecial">=</text:span><text:span text:style-name="_5f_JavaIdent">Ax.length</text:span><text:span text:style-name="_5f_OOoComputerSpecial">;</text:span></text:p>
      <text:p text:style-name="P24"><text:span text:style-name="T10"><text:s text:c="8"/></text:span><text:span text:style-name="_5f_JavaKeyWord">double</text:span><text:span text:style-name="T10"> </text:span><text:span text:style-name="_5f_OOoComputerSpecial">[][]</text:span><text:span text:style-name="T10"> </text:span><text:span text:style-name="_5f_JavaIdent">f</text:span><text:span text:style-name="_5f_OOoComputerSpecial">=</text:span><text:span text:style-name="_5f_JavaKeyWord">new</text:span><text:span text:style-name="T10"> </text:span><text:span text:style-name="_5f_JavaKeyWord">double</text:span><text:span text:style-name="T10"> </text:span><text:span text:style-name="_5f_OOoComputerSpecial">[</text:span><text:span text:style-name="_5f_JavaIdent">n</text:span><text:span text:style-name="_5f_OOoComputerSpecial">][</text:span><text:span text:style-name="_5f_JavaIdent">Ax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]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n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12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j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j</text:span><text:span text:style-name="_5f_OOoComputerSpecial">&lt;</text:span><text:span text:style-name="_5f_JavaIdent">Ax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;</text:span><text:span text:style-name="T10"> </text:span><text:span text:style-name="_5f_JavaIdent">j</text:span><text:span text:style-name="_5f_OOoComputerSpecial">++)</text:span></text:p>
      <text:p text:style-name="P24"><text:span text:style-name="T10"><text:s text:c="12"/></text:span><text:span text:style-name="_5f_JavaIdent">f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=</text:span><text:span text:style-name="_5f_JavaIdent">Ax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-</text:span><text:span text:style-name="_5f_JavaIdent">b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;</text:span></text:p>
      <text:p text:style-name="P24"><text:span text:style-name="T10"><text:s text:c="8"/></text:span><text:span text:style-name="_5f_JavaKeyWord">return</text:span><text:span text:style-name="T10"> </text:span><text:span text:style-name="_5f_JavaIdent">f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_5f_OOoComputerSpecial">[][]</text:span><text:span text:style-name="T10"> </text:span><text:span text:style-name="_5f_JavaIdent">getE</text:span><text:span text:style-name="_5f_OOoComputerSpecial">(</text:span><text:span text:style-name="_5f_JavaKeyWord">int</text:span><text:span text:style-name="T10"> </text:span><text:span text:style-name="_5f_JavaIdent">n</text:span><text:span text:style-name="_5f_OOoComputerSpecial">){</text:span></text:p>
      <text:p text:style-name="P24"><text:span text:style-name="T10"><text:s text:c="8"/></text:span><text:span text:style-name="_5f_JavaKeyWord">double</text:span><text:span text:style-name="T10"> </text:span><text:span text:style-name="_5f_OOoComputerSpecial">[][]</text:span><text:span text:style-name="T10"> </text:span><text:span text:style-name="_5f_JavaIdent">E</text:span><text:span text:style-name="T10"> </text:span><text:span text:style-name="_5f_OOoComputerSpecial">=</text:span><text:span text:style-name="_5f_JavaKeyWord">new</text:span><text:span text:style-name="T10"> </text:span><text:span text:style-name="_5f_JavaKeyWord">double</text:span><text:span text:style-name="_5f_OOoComputerSpecial">[</text:span><text:span text:style-name="_5f_JavaIdent">n</text:span><text:span text:style-name="_5f_OOoComputerSpecial">][</text:span><text:span text:style-name="_5f_JavaIdent">n</text:span><text:span text:style-name="_5f_OOoComputerSpecial">]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T10"> </text:span><text:span text:style-name="_5f_OOoComputerSpecial">=</text:span><text:span text:style-name="T10"> </text:span><text:span text:style-name="_5f_JavaNumber">0</text:span><text:span text:style-name="_5f_OOoComputerSpecial">;</text:span><text:span text:style-name="T10"> </text:span><text:span text:style-name="_5f_JavaIdent">i</text:span><text:span text:style-name="T10"> </text:span><text:span text:style-name="_5f_OOoComputerSpecial">&lt;</text:span><text:span text:style-name="T10"> </text:span><text:span text:style-name="_5f_JavaIdent">n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j</text:span><text:span text:style-name="T10"> </text:span><text:span text:style-name="_5f_OOoComputerSpecial">=</text:span><text:span text:style-name="T10"> </text:span><text:span text:style-name="_5f_JavaNumber">0</text:span><text:span text:style-name="_5f_OOoComputerSpecial">;</text:span><text:span text:style-name="T10"> </text:span><text:span text:style-name="_5f_JavaIdent">j</text:span><text:span text:style-name="T10"> </text:span><text:span text:style-name="_5f_OOoComputerSpecial">&lt;</text:span><text:span text:style-name="T10"> </text:span><text:span text:style-name="_5f_JavaIdent">n</text:span><text:span text:style-name="_5f_OOoComputerSpecial">;</text:span><text:span text:style-name="T10"> </text:span><text:span text:style-name="_5f_JavaIdent">j</text:span><text:span text:style-name="_5f_OOoComputerSpecial">++)</text:span></text:p>
      <text:p text:style-name="P24"><text:span text:style-name="T10"><text:s text:c="8"/></text:span><text:span text:style-name="_5f_OOoComputerSpecial">{</text:span></text:p>
      <text:p text:style-name="P24"><text:span text:style-name="T10"><text:s text:c="12"/></text:span><text:span text:style-name="_5f_JavaIdent">E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</text:span><text:span text:style-name="T10"> </text:span><text:span text:style-name="_5f_OOoComputerSpecial">=</text:span><text:span text:style-name="T10"> </text:span><text:span text:style-name="_5f_JavaNumber">0.0</text:span><text:span text:style-name="_5f_OOoComputerSpecial">;</text:span></text:p>
      <text:p text:style-name="P24"><text:span text:style-name="T10"/></text:p>
      <text:p text:style-name="P24"><text:span text:style-name="T10"><text:s text:c="12"/></text:span><text:span text:style-name="_5f_JavaKeyWord">if</text:span><text:span text:style-name="T10"> </text:span><text:span text:style-name="_5f_OOoComputerSpecial">(</text:span><text:span text:style-name="_5f_JavaIdent">i</text:span><text:span text:style-name="T10"> </text:span><text:span text:style-name="_5f_OOoComputerSpecial">==</text:span><text:span text:style-name="T10"> </text:span><text:span text:style-name="_5f_JavaIdent">j</text:span><text:span text:style-name="_5f_OOoComputerSpecial">)</text:span></text:p>
      <text:p text:style-name="P24"><text:span text:style-name="T10"><text:s text:c="16"/></text:span><text:span text:style-name="_5f_JavaIdent">E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</text:span><text:span text:style-name="T10"> </text:span><text:span text:style-name="_5f_OOoComputerSpecial">=</text:span><text:span text:style-name="T10"> </text:span><text:span text:style-name="_5f_JavaNumber">1.0</text:span><text:span text:style-name="_5f_OOoComputerSpecial">;</text:span></text:p>
      <text:p text:style-name="P24"><text:span text:style-name="T10"><text:s text:c="8"/></text:span><text:span text:style-name="_5f_OOoComputerSpecial">}</text:span></text:p>
      <text:p text:style-name="P24"><text:soft-page-break/><text:span text:style-name="T10"><text:s text:c="8"/></text:span><text:span text:style-name="_5f_JavaKeyWord">return</text:span><text:span text:style-name="T10"> </text:span><text:span text:style-name="_5f_JavaIdent">E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double</text:span><text:span text:style-name="_5f_OOoComputerSpecial">[][]</text:span><text:span text:style-name="T10"> </text:span><text:span text:style-name="_5f_JavaIdent">multDouble</text:span><text:span text:style-name="_5f_OOoComputerSpecial">(</text:span><text:span text:style-name="_5f_JavaKeyWord">double</text:span><text:span text:style-name="_5f_OOoComputerSpecial">[][]</text:span><text:span text:style-name="T10"> </text:span><text:span text:style-name="_5f_JavaIdent">r</text:span><text:span text:style-name="_5f_OOoComputerSpecial">,</text:span><text:span text:style-name="T10"> </text:span><text:span text:style-name="_5f_JavaKeyWord">double</text:span><text:span text:style-name="T10"> </text:span><text:span text:style-name="_5f_JavaIdent">n</text:span><text:span text:style-name="_5f_OOoComputerSpecial">){</text:span></text:p>
      <text:p text:style-name="P24"><text:span text:style-name="T10"><text:s text:c="8"/></text:span><text:span text:style-name="_5f_JavaKeyWord">int</text:span><text:span text:style-name="T10"> </text:span><text:span text:style-name="_5f_JavaIdent">N</text:span><text:span text:style-name="_5f_OOoComputerSpecial">=</text:span><text:span text:style-name="_5f_JavaIdent">r.length</text:span><text:span text:style-name="_5f_OOoComputerSpecial">;</text:span></text:p>
      <text:p text:style-name="P24"><text:span text:style-name="T10"><text:s text:c="8"/></text:span><text:span text:style-name="_5f_JavaKeyWord">double</text:span><text:span text:style-name="T10"> </text:span><text:span text:style-name="_5f_OOoComputerSpecial">[][]</text:span><text:span text:style-name="T10"> </text:span><text:span text:style-name="_5f_JavaIdent">f</text:span><text:span text:style-name="_5f_OOoComputerSpecial">=</text:span><text:span text:style-name="_5f_JavaKeyWord">new</text:span><text:span text:style-name="T10"> </text:span><text:span text:style-name="_5f_JavaKeyWord">double</text:span><text:span text:style-name="T10"> </text:span><text:span text:style-name="_5f_OOoComputerSpecial">[</text:span><text:span text:style-name="_5f_JavaIdent">N</text:span><text:span text:style-name="_5f_OOoComputerSpecial">][</text:span><text:span text:style-name="_5f_JavaIdent">r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]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r.length</text:span><text:span text:style-name="_5f_OOoComputerSpecial">;</text:span><text:span text:style-name="T10"> </text:span><text:span text:style-name="_5f_JavaIdent">i</text:span><text:span text:style-name="_5f_OOoComputerSpecial">++)</text:span></text:p>
      <text:p text:style-name="P24"><text:span text:style-name="T10"><text:s text:c="12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j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j</text:span><text:span text:style-name="_5f_OOoComputerSpecial">&lt;</text:span><text:span text:style-name="_5f_JavaIdent">r</text:span><text:span text:style-name="_5f_OOoComputerSpecial">[</text:span><text:span text:style-name="_5f_JavaNumber">0</text:span><text:span text:style-name="_5f_OOoComputerSpecial">].</text:span><text:span text:style-name="_5f_JavaIdent">length</text:span><text:span text:style-name="_5f_OOoComputerSpecial">;</text:span><text:span text:style-name="T10"> </text:span><text:span text:style-name="_5f_JavaIdent">j</text:span><text:span text:style-name="_5f_OOoComputerSpecial">++)</text:span></text:p>
      <text:p text:style-name="P24"><text:span text:style-name="T10"><text:s text:c="12"/></text:span><text:span text:style-name="_5f_JavaIdent">f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=</text:span><text:span text:style-name="_5f_JavaIdent">r</text:span><text:span text:style-name="_5f_OOoComputerSpecial">[</text:span><text:span text:style-name="_5f_JavaIdent">i</text:span><text:span text:style-name="_5f_OOoComputerSpecial">][</text:span><text:span text:style-name="_5f_JavaIdent">j</text:span><text:span text:style-name="_5f_OOoComputerSpecial">]*</text:span><text:span text:style-name="_5f_JavaIdent">n</text:span><text:span text:style-name="_5f_OOoComputerSpecial">;</text:span></text:p>
      <text:p text:style-name="P24"><text:span text:style-name="T10"><text:s text:c="8"/></text:span><text:span text:style-name="_5f_JavaKeyWord">return</text:span><text:span text:style-name="T10"> </text:span><text:span text:style-name="_5f_JavaIdent">f</text:span><text:span text:style-name="_5f_OOoComputerSpecial">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void</text:span><text:span text:style-name="T10"> </text:span><text:span text:style-name="_5f_JavaIdent">Degr</text:span><text:span text:style-name="_5f_OOoComputerSpecial">(</text:span><text:span text:style-name="_5f_JavaKeyWord">double</text:span><text:span text:style-name="T10"> </text:span><text:span text:style-name="_5f_OOoComputerSpecial">[][]</text:span><text:span text:style-name="T10"> </text:span><text:span text:style-name="_5f_JavaIdent">A</text:span><text:span text:style-name="_5f_OOoComputerSpecial">)</text:span><text:span text:style-name="_5f_JavaKeyWord">throws</text:span><text:span text:style-name="T10"> </text:span><text:span text:style-name="_5f_JavaIdent">Ex</text:span><text:span text:style-name="_5f_OOoComputerSpecial">{</text:span></text:p>
      <text:p text:style-name="P24"><text:span text:style-name="T10"><text:s text:c="8"/></text:span><text:span text:style-name="_5f_JavaKeyWord">int</text:span><text:span text:style-name="T10"> </text:span><text:span text:style-name="_5f_JavaIdent">n</text:span><text:span text:style-name="_5f_OOoComputerSpecial">=</text:span><text:span text:style-name="_5f_JavaIdent">A.length</text:span><text:span text:style-name="_5f_OOoComputerSpecial">;</text:span></text:p>
      <text:p text:style-name="P24"><text:span text:style-name="T10"><text:s text:c="8"/></text:span><text:span text:style-name="_5f_JavaKeyWord">int</text:span><text:span text:style-name="T10"> </text:span><text:span text:style-name="_5f_JavaIdent">it</text:span><text:span text:style-name="_5f_OOoComputerSpecial">=</text:span><text:span text:style-name="_5f_JavaNumber">0</text:span><text:span text:style-name="_5f_OOoComputerSpecial">;</text:span></text:p>
      <text:p text:style-name="P24"><text:span text:style-name="T10"><text:s text:c="8"/></text:span><text:span text:style-name="_5f_JavaKeyWord">double</text:span><text:span text:style-name="T10"> </text:span><text:span text:style-name="_5f_JavaIdent">sootn</text:span><text:span text:style-name="_5f_OOoComputerSpecial">=</text:span><text:span text:style-name="_5f_JavaNumber">1</text:span><text:span text:style-name="_5f_OOoComputerSpecial">;</text:span></text:p>
      <text:p text:style-name="P24"><text:span text:style-name="T10"><text:s text:c="8"/></text:span><text:span text:style-name="_5f_JavaKeyWord">double</text:span><text:span text:style-name="T10"> </text:span><text:span text:style-name="_5f_JavaIdent">razn</text:span><text:span text:style-name="_5f_OOoComputerSpecial">=</text:span><text:span text:style-name="_5f_JavaNumber">0</text:span><text:span text:style-name="_5f_OOoComputerSpecial">;</text:span></text:p>
      <text:p text:style-name="P24"><text:span text:style-name="T10"><text:s text:c="8"/></text:span><text:span text:style-name="_5f_JavaKeyWord">double</text:span><text:span text:style-name="_5f_OOoComputerSpecial">[][]</text:span><text:span text:style-name="_5f_JavaIdent">y</text:span><text:span text:style-name="_5f_OOoComputerSpecial">=</text:span><text:span text:style-name="_5f_JavaKeyWord">new</text:span><text:span text:style-name="T10"> </text:span><text:span text:style-name="_5f_JavaKeyWord">double</text:span><text:span text:style-name="T10"> </text:span><text:span text:style-name="_5f_OOoComputerSpecial">[</text:span><text:span text:style-name="_5f_JavaIdent">n</text:span><text:span text:style-name="_5f_OOoComputerSpecial">][</text:span><text:span text:style-name="_5f_JavaNumber">1</text:span><text:span text:style-name="_5f_OOoComputerSpecial">];</text:span></text:p>
      <text:p text:style-name="P24"><text:span text:style-name="T10"><text:s text:c="8"/></text:span><text:span text:style-name="_5f_JavaKeyWord">for</text:span><text:span text:style-name="T10"> </text:span><text:span text:style-name="_5f_OOoComputerSpecial">(</text:span><text:span text:style-name="_5f_JavaKeyWord">int</text:span><text:span text:style-name="T10"> </text:span><text:span text:style-name="_5f_JavaIdent">i</text:span><text:span text:style-name="_5f_OOoComputerSpecial">=</text:span><text:span text:style-name="_5f_JavaNumber">0</text:span><text:span text:style-name="_5f_OOoComputerSpecial">;</text:span><text:span text:style-name="T10"> </text:span><text:span text:style-name="_5f_JavaIdent">i</text:span><text:span text:style-name="_5f_OOoComputerSpecial">&lt;</text:span><text:span text:style-name="_5f_JavaIdent">n</text:span><text:span text:style-name="_5f_OOoComputerSpecial">;</text:span><text:span text:style-name="T10"> </text:span><text:span text:style-name="_5f_JavaIdent">i</text:span><text:span text:style-name="_5f_OOoComputerSpecial">++){</text:span></text:p>
      <text:p text:style-name="P24"><text:span text:style-name="T10"><text:s text:c="12"/></text:span><text:span text:style-name="_5f_JavaIdent">y</text:span><text:span text:style-name="_5f_OOoComputerSpecial">[</text:span><text:span text:style-name="_5f_JavaIdent">i</text:span><text:span text:style-name="_5f_OOoComputerSpecial">][</text:span><text:span text:style-name="_5f_JavaNumber">0</text:span><text:span text:style-name="_5f_OOoComputerSpecial">]=</text:span><text:span text:style-name="_5f_JavaNumber">1</text:span><text:span text:style-name="_5f_OOoComputerSpecial">;</text:span></text:p>
      <text:p text:style-name="P24"><text:span text:style-name="T10"><text:s text:c="8"/></text:span><text:span text:style-name="_5f_OOoComputerSpecial">}</text:span></text:p>
      <text:p text:style-name="P24"><text:span text:style-name="T10"><text:s text:c="8"/></text:span><text:span text:style-name="_5f_JavaKeyWord">while</text:span><text:span text:style-name="_5f_OOoComputerSpecial">(</text:span><text:span text:style-name="_5f_JavaIdent">Math.abs</text:span><text:span text:style-name="_5f_OOoComputerSpecial">(</text:span><text:span text:style-name="_5f_JavaIdent">razn</text:span><text:span text:style-name="_5f_OOoComputerSpecial">-</text:span><text:span text:style-name="_5f_JavaIdent">sootn</text:span><text:span text:style-name="_5f_OOoComputerSpecial">)&gt;</text:span><text:span text:style-name="_5f_JavaNumber">0.000001</text:span><text:span text:style-name="_5f_OOoComputerSpecial">){</text:span></text:p>
      <text:p text:style-name="P24"><text:span text:style-name="T10"><text:s text:c="12"/></text:span><text:span text:style-name="_5f_JavaIdent">y</text:span><text:span text:style-name="_5f_OOoComputerSpecial">=</text:span><text:span text:style-name="_5f_JavaIdent">mult</text:span><text:span text:style-name="_5f_OOoComputerSpecial">(</text:span><text:span text:style-name="_5f_JavaIdent">A</text:span><text:span text:style-name="_5f_OOoComputerSpecial">,</text:span><text:span text:style-name="_5f_JavaIdent">y</text:span><text:span text:style-name="_5f_OOoComputerSpecial">);</text:span></text:p>
      <text:p text:style-name="P24"><text:span text:style-name="T10"><text:s text:c="12"/></text:span><text:span text:style-name="_5f_JavaIdent">y</text:span><text:span text:style-name="_5f_OOoComputerSpecial">=</text:span><text:span text:style-name="_5f_JavaIdent">multDouble</text:span><text:span text:style-name="_5f_OOoComputerSpecial">(</text:span><text:span text:style-name="_5f_JavaIdent">y</text:span><text:span text:style-name="_5f_OOoComputerSpecial">,</text:span><text:span text:style-name="T10"> </text:span><text:span text:style-name="_5f_OOoComputerSpecial">(</text:span><text:span text:style-name="_5f_JavaNumber">1</text:span><text:span text:style-name="_5f_JavaIdent">/norma</text:span><text:span text:style-name="_5f_OOoComputerSpecial">(</text:span><text:span text:style-name="_5f_JavaIdent">y</text:span><text:span text:style-name="_5f_OOoComputerSpecial">)));</text:span></text:p>
      <text:p text:style-name="P24"><text:span text:style-name="T10"><text:s text:c="12"/></text:span><text:span text:style-name="_5f_JavaIdent">razn</text:span><text:span text:style-name="_5f_OOoComputerSpecial">=</text:span><text:span text:style-name="_5f_JavaIdent">sootn</text:span><text:span text:style-name="_5f_OOoComputerSpecial">;</text:span></text:p>
      <text:p text:style-name="P24"><text:span text:style-name="T10"><text:s text:c="6"/></text:span><text:span text:style-name="_5f_JavaIdent"><text:s text:c="5"/></text:span><text:span text:style-name="T10"><text:s/></text:span><text:span text:style-name="_5f_JavaIdent">it</text:span><text:span text:style-name="_5f_OOoComputerSpecial">++;</text:span></text:p>
      <text:p text:style-name="P24"><text:span text:style-name="T10"><text:s text:c="12"/></text:span><text:span text:style-name="_5f_JavaIdent">sootn</text:span><text:span text:style-name="_5f_OOoComputerSpecial">=</text:span><text:span text:style-name="_5f_JavaIdent">mult</text:span><text:span text:style-name="_5f_OOoComputerSpecial">(</text:span><text:span text:style-name="_5f_JavaIdent">A</text:span><text:span text:style-name="_5f_OOoComputerSpecial">,</text:span><text:span text:style-name="_5f_JavaIdent">y</text:span><text:span text:style-name="_5f_OOoComputerSpecial">)[</text:span><text:span text:style-name="_5f_JavaNumber">0</text:span><text:span text:style-name="_5f_OOoComputerSpecial">][</text:span><text:span text:style-name="_5f_JavaNumber">0</text:span><text:span text:style-name="_5f_OOoComputerSpecial">]/</text:span><text:span text:style-name="_5f_JavaIdent">y</text:span><text:span text:style-name="_5f_OOoComputerSpecial">[</text:span><text:span text:style-name="_5f_JavaNumber">0</text:span><text:span text:style-name="_5f_OOoComputerSpecial">][</text:span><text:span text:style-name="_5f_JavaNumber">0</text:span><text:span text:style-name="_5f_OOoComputerSpecial">];</text:span></text:p>
      <text:p text:style-name="P24"><text:span text:style-name="T10"><text:s text:c="8"/></text:span><text:span text:style-name="_5f_OOoComputerSpecial">}</text:span></text:p>
      <text:p text:style-name="P24"><text:span text:style-name="T10"><text:s text:c="8"/></text:span><text:span text:style-name="_5f_JavaIdent">System.out.println</text:span><text:span text:style-name="_5f_OOoComputerSpecial">(</text:span><text:span text:style-name="_5f_JavaIdent">it</text:span><text:span text:style-name="_5f_OOoComputerSpecial">);</text:span></text:p>
      <text:p text:style-name="P24"><text:span text:style-name="T10"><text:s text:c="8"/></text:span><text:span text:style-name="_5f_JavaIdent">System.out.println</text:span><text:span text:style-name="_5f_OOoComputerSpecial">();</text:span></text:p>
      <text:p text:style-name="P24"><text:span text:style-name="T10"><text:s text:c="8"/></text:span><text:span text:style-name="_5f_JavaIdent">System.out.println</text:span><text:span text:style-name="_5f_OOoComputerSpecial">(</text:span><text:span text:style-name="_5f_JavaIdent">sootn</text:span><text:span text:style-name="_5f_OOoComputerSpecial">);</text:span></text:p>
      <text:p text:style-name="P24"><text:span text:style-name="T10"><text:s text:c="8"/></text:span><text:span text:style-name="_5f_JavaIdent">System.out.println</text:span><text:span text:style-name="_5f_OOoComputerSpecial">();</text:span></text:p>
      <text:p text:style-name="P24"><text:span text:style-name="T10"><text:s text:c="8"/></text:span><text:span text:style-name="_5f_JavaIdent">print</text:span><text:span text:style-name="_5f_OOoComputerSpecial">(</text:span><text:span text:style-name="_5f_JavaIdent">y</text:span><text:span text:style-name="_5f_OOoComputerSpecial">);</text:span></text:p>
      <text:p text:style-name="P24"><text:span text:style-name="T10"><text:s text:c="8"/></text:span><text:span text:style-name="_5f_JavaIdent">print</text:span><text:span text:style-name="_5f_OOoComputerSpecial">(</text:span><text:span text:style-name="_5f_JavaIdent">minus</text:span><text:span text:style-name="_5f_OOoComputerSpecial">(</text:span><text:span text:style-name="_5f_JavaIdent">mult</text:span><text:span text:style-name="_5f_OOoComputerSpecial">(</text:span><text:span text:style-name="_5f_JavaIdent">A</text:span><text:span text:style-name="_5f_OOoComputerSpecial">,</text:span><text:span text:style-name="_5f_JavaIdent">y</text:span><text:span text:style-name="_5f_OOoComputerSpecial">),</text:span><text:span text:style-name="_5f_JavaIdent">multDouble</text:span><text:span text:style-name="_5f_OOoComputerSpecial">(</text:span><text:span text:style-name="_5f_JavaIdent">y</text:span><text:span text:style-name="_5f_OOoComputerSpecial">,</text:span><text:span text:style-name="_5f_JavaIdent">sootn</text:span><text:span text:style-name="_5f_OOoComputerSpecial">)));</text:span></text:p>
      <text:p text:style-name="P24"><text:span text:style-name="T10"><text:s text:c="4"/></text:span><text:span text:style-name="_5f_OOoComputerSpecial">}</text:span></text:p>
      <text:p text:style-name="P24"><text:span text:style-name="T10"><text:s text:c="4"/></text:span><text:span text:style-name="_5f_JavaKeyWord">public</text:span><text:span text:style-name="T10"> </text:span><text:span text:style-name="_5f_JavaKeyWord">static</text:span><text:span text:style-name="T10"> </text:span><text:span text:style-name="_5f_JavaKeyWord">void</text:span><text:span text:style-name="T10"> </text:span><text:span text:style-name="_5f_JavaIdent">main</text:span><text:span text:style-name="_5f_OOoComputerSpecial">(</text:span><text:span text:style-name="_5f_JavaKeyWord">String</text:span><text:span text:style-name="_5f_OOoComputerSpecial">[]</text:span><text:span text:style-name="T10"> </text:span><text:span text:style-name="_5f_JavaIdent">args</text:span><text:span text:style-name="_5f_OOoComputerSpecial">)</text:span><text:span text:style-name="T10"> </text:span><text:span text:style-name="_5f_JavaKeyWord">throws</text:span><text:span text:style-name="T10"> </text:span><text:span text:style-name="_5f_JavaIdent">Ex</text:span><text:span text:style-name="_5f_OOoComputerSpecial">{</text:span></text:p>
      <text:p text:style-name="P24"><text:span text:style-name="T10"><text:s text:c="8"/></text:span><text:span text:style-name="_5f_JavaKeyWord">double</text:span><text:span text:style-name="T10"> </text:span><text:span text:style-name="_5f_OOoComputerSpecial">[][]</text:span><text:span text:style-name="_5f_JavaIdent">A</text:span><text:span text:style-name="_5f_OOoComputerSpecial">=</text:span><text:span text:style-name="_5f_JavaIdent">readMatrix</text:span><text:span text:style-name="_5f_OOoComputerSpecial">(</text:span><text:span text:style-name="_5f_JavaLiteral">"A.txt"</text:span><text:span text:style-name="_5f_OOoComputerSpecial">);</text:span></text:p>
      <text:p text:style-name="P24"><text:span text:style-name="T10"><text:s text:c="8"/></text:span><text:span text:style-name="_5f_JavaIdent">A</text:span><text:span text:style-name="_5f_OOoComputerSpecial">=</text:span><text:span text:style-name="_5f_JavaIdent">mult</text:span><text:span text:style-name="_5f_OOoComputerSpecial">(</text:span><text:span text:style-name="_5f_JavaIdent">transpon</text:span><text:span text:style-name="_5f_OOoComputerSpecial">(</text:span><text:span text:style-name="_5f_JavaIdent">A</text:span><text:span text:style-name="_5f_OOoComputerSpecial">),</text:span><text:span text:style-name="_5f_JavaIdent">A</text:span><text:span text:style-name="_5f_OOoComputerSpecial">);</text:span></text:p>
      <text:p text:style-name="P24"><text:span text:style-name="T10"><text:s text:c="8"/></text:span><text:span text:style-name="_5f_JavaIdent">print</text:span><text:span text:style-name="_5f_OOoComputerSpecial">(</text:span><text:span text:style-name="_5f_JavaIdent">A</text:span><text:span text:style-name="_5f_OOoComputerSpecial">);</text:span></text:p>
      <text:p text:style-name="P24"><text:span text:style-name="T10"><text:s text:c="8"/></text:span><text:span text:style-name="_5f_JavaIdent">Degr</text:span><text:span text:style-name="_5f_OOoComputerSpecial">(</text:span><text:span text:style-name="_5f_JavaIdent">A</text:span><text:span text:style-name="_5f_OOoComputerSpecial">);</text:span></text:p>
      <text:p text:style-name="P24"><text:span text:style-name="T10"><text:s text:c="4"/></text:span><text:span text:style-name="_5f_OOoComputerSpecial">}</text:span></text:p>
      <text:p text:style-name="P24"><text:span text:style-name="_5f_OOoComputerSpecial">}</text:span></text:p>
      <text:p text:style-name="P11"/>
      <text:p text:style-name="P11"/>
      <text:p text:style-name="P12"><text:span text:style-name="T12"><text:s/>Результаты и вывод</text:span></text:p>
      <text:p text:style-name="P22">Выходные данные:</text:p>
      <text:p text:style-name="P26">24</text:p>
      <text:p text:style-name="P26"/>
      <text:p text:style-name="P26">0.8624792193975593</text:p>
      <text:p text:style-name="P26"/>
      <text:p text:style-name="P26">0.7007960050386974 </text:p>
      <text:p text:style-name="P26">0.09803803907933159 </text:p>
      <text:p text:style-name="P26">0.510793652520813 </text:p>
      <text:p text:style-name="P26"><text:soft-page-break/>-0.24381480676736786 </text:p>
      <text:p text:style-name="P26">1.0 </text:p>
      <text:p text:style-name="P26"/>
      <text:p text:style-name="P26">0.0 </text:p>
      <text:p text:style-name="P26">-3.4889167127825915E-4 </text:p>
      <text:p text:style-name="P26">3.849270226502499E-5 </text:p>
      <text:p text:style-name="P26">-1.0227268199247685E-4 </text:p>
      <text:p text:style-name="P26">-1.5961520757445946E-5 </text:p>
      <text:p text:style-name="P11"/>
      <text:p text:style-name="P14"><text:span text:style-name="T7">Вывод:</text:span> </text:p>
      <text:p text:style-name="P20">Данный метод относится к итерационным. Он строит последовательность приближений к точному решению. При начальном приближении y<text:span text:style-name="T19">0</text:span>=(1, 1, 1, ..., 1)<text:span text:style-name="T19">T</text:span> метод сошёлся к решению, с погрешностью 10<text:span text:style-name="T19">-5</text:span> за 24 шаг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5:52:16.367204983</meta:creation-date>
    <meta:generator>LibreOffice/5.1.4.2$Linux_X86_64 LibreOffice_project/10m0$Build-2</meta:generator>
    <dc:date>2016-12-16T06:16:08.288969742</dc:date>
    <meta:editing-duration>PT23M52S</meta:editing-duration>
    <meta:editing-cycles>3</meta:editing-cycles>
    <meta:document-statistic meta:table-count="0" meta:image-count="2" meta:object-count="0" meta:page-count="6" meta:paragraph-count="207" meta:word-count="712" meta:character-count="7040" meta:non-whitespace-character-count="5252"/>
  </office:meta>
</office:document-meta>
</file>